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16cm" fo:min-width="1.4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="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41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top="0.2cm" fo:margin-bottom="0cm" fo:text-align="center"/>
    </style:style>
    <style:style style:name="P4" style:family="paragraph">
      <loext:graphic-properties draw:fill="none" draw:fill-color="#ffffff"/>
      <style:text-properties style:font-name="Cambria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ambria" fo:font-size="10pt" style:font-size-asian="10pt" style:font-size-complex="10pt"/>
    </style:style>
    <style:style style:name="T3" style:family="text">
      <style:text-properties style:font-name="Cambri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cm" svg:height="1cm" svg:x="6.2cm" svg:y="0.3cm">
          <text:p text:style-name="P1"><text:span text:style-name="T1">S</text:span></text:p>
          <text:p text:style-name="P1"><text:span text:style-name="T1">(process</text:span><text:span text:style-name="T1">o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cm" svg:height="1cm" svg:x="6.2cm" svg:y="2.3cm">
          <text:p text:style-name="P1"><text:span text:style-name="T1">DA</text:span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cm" svg:height="1cm" svg:x="3.2cm" svg:y="0.3cm">
          <text:p text:style-name="P1"><text:span text:style-name="T1">Filtro di</text:span></text:p>
          <text:p text:style-name="P1"><text:span text:style-name="T1">manteni</text:span><text:span text:style-name="T1">m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cm" svg:height="1cm" svg:x="0.2cm" svg:y="0.3cm">
          <text:p text:style-name="P1"><text:span text:style-name="T1">C</text:span></text:p>
          <text:p text:style-name="P1"><text:span text:style-name="T1">(controllore</text:span><text:span text:style-name="T1">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2cm" svg:y1="0.8cm" svg:x2="2.2cm" svg:y2="0.8cm" draw:start-shape="id1" draw:start-glue-point="3" draw:end-shape="id2" draw:end-glue-point="1" svg:d="M3200 800h-1000" svg:viewBox="0 0 1001 1">
          <text:p/>
        </draw:connector>
        <draw:connector draw:style-name="gr2" draw:text-style-name="P1" draw:layer="layout" svg:x1="6.2cm" svg:y1="0.8cm" svg:x2="5.2cm" svg:y2="0.8cm" draw:start-shape="id3" draw:start-glue-point="3" draw:end-shape="id1" draw:end-glue-point="1" svg:d="M6200 800h-1000" svg:viewBox="0 0 1001 1">
          <text:p/>
        </draw:connector>
        <draw:connector draw:style-name="gr3" draw:text-style-name="P1" draw:layer="layout" svg:x1="9.2cm" svg:y1="0.8cm" svg:x2="8.2cm" svg:y2="0.8cm" draw:end-shape="id3" draw:end-glue-point="1" svg:d="M9200 800h-1000" svg:viewBox="0 0 1001 1">
          <text:p/>
        </draw:connector>
        <draw:connector draw:style-name="gr4" draw:text-style-name="P3" draw:layer="layout" draw:line-skew="-0.259cm" svg:x1="9.2cm" svg:y1="0.8cm" svg:x2="8.2cm" svg:y2="2.8cm" draw:end-shape="id4" draw:end-glue-point="1" svg:d="M9200 800h-500v2000h-500" svg:viewBox="0 0 1001 2001">
          <text:p/>
        </draw:connector>
        <draw:connector draw:style-name="gr4" draw:text-style-name="P3" draw:layer="layout" svg:x1="6.2cm" svg:y1="2.8cm" svg:x2="1.2cm" svg:y2="1.3cm" draw:start-shape="id4" draw:start-glue-point="3" draw:end-shape="id2" draw:end-glue-point="2" svg:d="M6200 2800h-5000v-1500" svg:viewBox="0 0 5001 1501">
          <text:p/>
        </draw:connector>
        <draw:frame draw:style-name="gr5" draw:text-style-name="P4" draw:layer="layout" svg:width="1.1cm" svg:height="0.662cm" svg:x="5.1cm" svg:y="0.2cm">
          <draw:text-box>
            <text:p><text:span text:style-name="T2">u(t</text:span><text:span text:style-name="T2">)</text:span></text:p>
          </draw:text-box>
        </draw:frame>
        <draw:frame draw:style-name="gr5" draw:text-style-name="P4" draw:layer="layout" svg:width="1.1cm" svg:height="0.662cm" svg:x="8.2cm" svg:y="0.138cm">
          <draw:text-box>
            <text:p><text:span text:style-name="T2">y(t</text:span><text:span text:style-name="T2">)</text:span></text:p>
          </draw:text-box>
        </draw:frame>
        <draw:frame draw:style-name="gr5" draw:text-style-name="P4" draw:layer="layout" svg:width="1.2cm" svg:height="0.662cm" svg:x="2.1cm" svg:y="0.2cm">
          <draw:text-box>
            <text:p><text:span text:style-name="T2">u(</text:span><text:span text:style-name="T3">k</text:span><text:span text:style-name="T2">)</text:span></text:p>
          </draw:text-box>
        </draw:frame>
        <draw:frame draw:style-name="gr5" draw:text-style-name="P4" draw:layer="layout" svg:width="1.2cm" svg:height="0.662cm" svg:x="3.7cm" svg:y="2.038cm">
          <draw:text-box>
            <text:p><text:span text:style-name="T2">y(</text:span><text:span text:style-name="T3">k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3-13T10:58:42.755909676</dc:date>
    <meta:editing-duration>PT10M36S</meta:editing-duration>
    <meta:editing-cycles>8</meta:editing-cycles>
    <meta:generator>LibreOffice/5.4.5.1$Linux_X86_64 LibreOffice_project/40$Build-1</meta:generator>
    <meta:document-statistic meta:object-count="13"/>
  </office:meta>
</office:document-meta>
</file>